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0.9361in" style:rel-column-width="9165*"/>
    </style:style>
    <style:style style:name="Table1.B" style:family="table-column">
      <style:table-column-properties style:column-width="1.1285in" style:rel-column-width="11049*"/>
    </style:style>
    <style:style style:name="Table1.C" style:family="table-column">
      <style:table-column-properties style:column-width="1.2514in" style:rel-column-width="12252*"/>
    </style:style>
    <style:style style:name="Table1.D" style:family="table-column">
      <style:table-column-properties style:column-width="0.9972in" style:rel-column-width="9764*"/>
    </style:style>
    <style:style style:name="Table1.E" style:family="table-column">
      <style:table-column-properties style:column-width="1.1896in" style:rel-column-width="11647*"/>
    </style:style>
    <style:style style:name="Table1.F" style:family="table-column">
      <style:table-column-properties style:column-width="1.191in" style:rel-column-width="116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8353" officeooo:paragraph-rsid="00028353"/>
    </style:style>
    <style:style style:name="P2" style:family="paragraph" style:parent-style-name="Standard">
      <style:paragraph-properties fo:text-align="center" style:justify-single-word="false"/>
      <style:text-properties officeooo:rsid="00028353" officeooo:paragraph-rsid="00028353"/>
    </style:style>
    <style:style style:name="P3" style:family="paragraph" style:parent-style-name="Standard">
      <style:text-properties officeooo:rsid="00028353" officeooo:paragraph-rsid="0005ea52"/>
    </style:style>
    <style:style style:name="P4" style:family="paragraph" style:parent-style-name="Standard">
      <style:text-properties fo:font-style="italic" officeooo:rsid="00028353" officeooo:paragraph-rsid="00028353" style:font-style-asian="italic" style:font-style-complex="italic"/>
    </style:style>
    <style:style style:name="P5" style:family="paragraph" style:parent-style-name="Standard">
      <style:text-properties officeooo:rsid="0003f0d5" officeooo:paragraph-rsid="0003f0d5"/>
    </style:style>
    <style:style style:name="P6" style:family="paragraph" style:parent-style-name="Standard">
      <style:text-properties officeooo:rsid="0003f0d5" officeooo:paragraph-rsid="0004f105"/>
    </style:style>
    <style:style style:name="P7" style:family="paragraph" style:parent-style-name="Standard">
      <style:text-properties officeooo:rsid="0003f0d5" officeooo:paragraph-rsid="0005a302"/>
    </style:style>
    <style:style style:name="P8" style:family="paragraph" style:parent-style-name="Standard">
      <style:text-properties officeooo:rsid="0004f105" officeooo:paragraph-rsid="0004f105"/>
    </style:style>
    <style:style style:name="P9" style:family="paragraph" style:parent-style-name="Standard">
      <style:text-properties officeooo:rsid="0004f105" officeooo:paragraph-rsid="000b3ecf"/>
    </style:style>
    <style:style style:name="P10" style:family="paragraph" style:parent-style-name="Standard">
      <style:text-properties officeooo:rsid="0005a302" officeooo:paragraph-rsid="0005ea52"/>
    </style:style>
    <style:style style:name="P11" style:family="paragraph" style:parent-style-name="Standard">
      <style:text-properties fo:font-size="12pt" officeooo:rsid="000826ff" officeooo:paragraph-rsid="000a3428" style:font-size-asian="12pt" style:font-size-complex="12pt"/>
    </style:style>
    <style:style style:name="P12" style:family="paragraph" style:parent-style-name="Standard">
      <style:text-properties fo:font-size="12pt" officeooo:rsid="000826ff" officeooo:paragraph-rsid="0008d668" style:font-size-asian="12pt" style:font-size-complex="12pt"/>
    </style:style>
    <style:style style:name="P13" style:family="paragraph" style:parent-style-name="Standard">
      <style:text-properties fo:font-size="12pt" officeooo:rsid="0008d668" officeooo:paragraph-rsid="000a3428" style:font-size-asian="12pt" style:font-size-complex="12pt"/>
    </style:style>
    <style:style style:name="P14" style:family="paragraph" style:parent-style-name="Standard">
      <style:text-properties fo:font-size="12pt" officeooo:rsid="000a3428" officeooo:paragraph-rsid="000a3428" style:font-size-asian="12pt" style:font-size-complex="12pt"/>
    </style:style>
    <style:style style:name="P15" style:family="paragraph" style:parent-style-name="Standard">
      <style:text-properties fo:font-size="12pt" officeooo:rsid="000b3ecf" officeooo:paragraph-rsid="000b3ecf" style:font-size-asian="12pt" style:font-size-complex="12pt"/>
    </style:style>
    <style:style style:name="P16" style:family="paragraph" style:parent-style-name="Standard">
      <style:text-properties officeooo:rsid="000b3ecf" officeooo:paragraph-rsid="0004f105"/>
    </style:style>
    <style:style style:name="P17" style:family="paragraph" style:parent-style-name="Standard">
      <style:text-properties officeooo:rsid="000b3ecf" officeooo:paragraph-rsid="000b3ecf"/>
    </style:style>
    <style:style style:name="P18" style:family="paragraph" style:parent-style-name="Standard">
      <style:text-properties officeooo:rsid="000d3c2f" officeooo:paragraph-rsid="000d3c2f"/>
    </style:style>
    <style:style style:name="P19" style:family="paragraph" style:parent-style-name="Standard">
      <style:text-properties officeooo:rsid="000f1058" officeooo:paragraph-rsid="000f1058"/>
    </style:style>
    <style:style style:name="P20" style:family="paragraph" style:parent-style-name="Standard">
      <style:text-properties officeooo:rsid="000f890b" officeooo:paragraph-rsid="000f890b"/>
    </style:style>
    <style:style style:name="P21" style:family="paragraph" style:parent-style-name="Standard">
      <style:text-properties fo:font-weight="bold" officeooo:rsid="000f890b" officeooo:paragraph-rsid="000f890b" style:font-weight-asian="bold" style:font-weight-complex="bold"/>
    </style:style>
    <style:style style:name="P22" style:family="paragraph" style:parent-style-name="Table_20_Contents">
      <style:text-properties fo:font-weight="bold" officeooo:rsid="0008d668" officeooo:paragraph-rsid="0008d668" style:font-weight-asian="bold" style:font-weight-complex="bold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bold" officeooo:rsid="000a3428" officeooo:paragraph-rsid="000a3428" style:font-weight-asian="bold" style:font-weight-complex="bold"/>
    </style:style>
    <style:style style:name="P25" style:family="paragraph" style:parent-style-name="Standard">
      <style:text-properties officeooo:rsid="0010fa9e" officeooo:paragraph-rsid="0010fa9e"/>
    </style:style>
    <style:style style:name="P26" style:family="paragraph" style:parent-style-name="Table_20_Contents">
      <style:text-properties officeooo:rsid="0008d668" officeooo:paragraph-rsid="0008d668"/>
    </style:style>
    <style:style style:name="P27" style:family="paragraph" style:parent-style-name="Heading_20_3">
      <style:paragraph-properties fo:break-before="page"/>
    </style:style>
    <style:style style:name="T1" style:family="text">
      <style:text-properties officeooo:rsid="00028353"/>
    </style:style>
    <style:style style:name="T2" style:family="text">
      <style:text-properties style:font-name="Liberation Sans" fo:font-size="28pt" fo:font-weight="bold" officeooo:rsid="00028353" style:font-name-asian="PingFang SC" style:font-size-asian="28pt" style:font-weight-asian="bold" style:font-name-complex="Arial Unicode MS" style:font-size-complex="28pt" style:font-weight-complex="bold"/>
    </style:style>
    <style:style style:name="T3" style:family="text">
      <style:text-properties style:font-name="Liberation Sans" fo:font-size="28pt" fo:font-weight="bold" officeooo:rsid="0004f105" style:font-name-asian="PingFang SC" style:font-size-asian="28pt" style:font-weight-asian="bold" style:font-name-complex="Arial Unicode MS" style:font-size-complex="28pt" style:font-weight-complex="bold"/>
    </style:style>
    <style:style style:name="T4" style:family="text">
      <style:text-properties officeooo:rsid="0003f0d5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3f0d5"/>
    </style:style>
    <style:style style:name="T7" style:family="text">
      <style:text-properties style:text-position="super 58%" officeooo:rsid="0004f105"/>
    </style:style>
    <style:style style:name="T8" style:family="text">
      <style:text-properties style:text-position="super 58%" officeooo:rsid="0005a302"/>
    </style:style>
    <style:style style:name="T9" style:family="text">
      <style:text-properties officeooo:rsid="0004f105"/>
    </style:style>
    <style:style style:name="T10" style:family="text">
      <style:text-properties officeooo:rsid="0005a302"/>
    </style:style>
    <style:style style:name="T11" style:family="text">
      <style:text-properties officeooo:rsid="0005ea52"/>
    </style:style>
    <style:style style:name="T12" style:family="text">
      <style:text-properties officeooo:rsid="0006a944"/>
    </style:style>
    <style:style style:name="T13" style:family="text">
      <style:text-properties officeooo:rsid="000826ff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08d668"/>
    </style:style>
    <style:style style:name="T16" style:family="text">
      <style:text-properties officeooo:rsid="000d3c2f"/>
    </style:style>
    <style:style style:name="T17" style:family="text">
      <style:text-properties officeooo:rsid="000f1058"/>
    </style:style>
    <style:style style:name="T18" style:family="text">
      <style:text-properties officeooo:rsid="000f890b"/>
    </style:style>
    <style:style style:name="T19" style:family="text">
      <style:text-properties style:font-name="Courier New"/>
    </style:style>
    <style:style style:name="T20" style:family="text">
      <style:text-properties officeooo:rsid="000fccf2"/>
    </style:style>
    <style:style style:name="T21" style:family="text">
      <style:text-properties officeooo:rsid="0012f81c"/>
    </style:style>
    <style:style style:name="T22" style:family="text">
      <style:text-properties officeooo:rsid="00147133"/>
    </style:style>
    <style:style style:name="T23" style:family="text">
      <style:text-properties officeooo:rsid="00161a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Alge</text:span><text:span text:style-name="T3">x</text:span>eno<text:span text:style-name="T2">tation</text:span></text:p>
      <text:p text:style-name="P2">by Daniel Fischer, Sven Nilsen, 2022</text:p>
      <text:p text:style-name="P1"/>
      <text:p text:style-name="P4">In this paper we suggest a version of Tic Xenotation that <text:span text:style-name="T4">is </text:span>algebraic compressible.<text:line-break/><text:span text:style-name="T4">This also provides an algebraic compressible form of </text:span><text:span text:style-name="T9">ordered Cartesian combinatorics</text:span><text:span text:style-name="T4">.</text:span></text:p>
      <text:p text:style-name="P1"/>
      <text:p text:style-name="P1">Tic Xenotation<text:span text:style-name="T5"><text:reference-ref text:reference-format="text" text:ref-name="tic xenotation">[1]</text:reference-ref></text:span> <text:span text:style-name="T17">maps</text:span> <text:span text:style-name="T9">ordered Cartesian combinatorics</text:span><text:span text:style-name="T7"><text:reference-ref text:reference-format="text" text:ref-name="cartesian product">[2]</text:reference-ref></text:span><text:span text:style-name="T9"> </text:span><text:span text:style-name="T10">(multisets</text:span><text:span text:style-name="T8"><text:reference-ref text:reference-format="text" text:ref-name="multiset">[3]</text:reference-ref></text:span><text:span text:style-name="T10">)</text:span> <text:span text:style-name="T17">uniquely to</text:span> natural numbers:</text:p>
      <text:p text:style-name="P1"/>
      <text:p text:style-name="P1"><text:tab/>() = 2’</text:p>
      <text:p text:style-name="P1"><text:tab/>(()) = 3<text:tab/>‘<text:tab/><text:tab/><text:tab/><text:tab/><text:span text:style-name="T4">3 is the 2</text:span><text:span text:style-name="T6">nd</text:span><text:span text:style-name="T4"> prime</text:span></text:p>
      <text:p text:style-name="P1"><text:tab/>()() = 4’</text:p>
      <text:p text:style-name="P1"><text:tab/>((())) = 5’<text:tab/><text:tab/><text:tab/><text:tab/><text:span text:style-name="T4">5 is the 3</text:span><text:span text:style-name="T6">rd</text:span><text:span text:style-name="T4"> prime</text:span></text:p>
      <text:p text:style-name="P3"><text:tab/>…</text:p>
      <text:p text:style-name="P3"/>
      <text:p text:style-name="P10"><text:span text:style-name="T11">W</text:span>e use `x’` to express that `x` is <text:span text:style-name="T17">some</text:span><text:span text:style-name="T11"> expression in an ordinary number system.</text:span></text:p>
      <text:p text:style-name="P1"/>
      <text:p text:style-name="P1">The trick is that `(X)` interprets `X` as the X-th prime in its <text:span text:style-name="T10">own</text:span> representation. Since <text:span text:style-name="T10">multi</text:span>sets are ordered Cartesian products and any natural number <text:span text:style-name="T17">greater than 1</text:span> is a product of primes<text:span text:style-name="T5"><text:reference-ref text:reference-format="text" text:ref-name="fundamental theorem of arithmetic">[4]</text:reference-ref></text:span>, one can represent any <text:span text:style-name="T10">multi</text:span>set <text:span text:style-name="T17">in Cartesian form</text:span> as a natural number.</text:p>
      <text:p text:style-name="P1"/>
      <text:p text:style-name="P5">The problem with Tic Xenotation is that the format is not very compressible.</text:p>
      <text:p text:style-name="P5">For example, `31’ = ((((()))))` and `16’ = ()()()()`.</text:p>
      <text:p text:style-name="P5">For small numbers, this is not a problem, but we would like to represent large numbers as well.</text:p>
      <text:p text:style-name="P5"/>
      <text:p text:style-name="P8">The trick we use is that we introduce `+, *, ^` as operators and use numbers as hyperprimes.</text:p>
      <text:p text:style-name="P7"/>
      <text:p text:style-name="P7"><text:tab/><text:span text:style-name="T10">31’</text:span><text:span text:style-name="T9"> = </text:span>((((())))) <text:span text:style-name="T9">= 4 + () = 4 + 0 </text:span><text:span text:style-name="T17">= 4</text:span></text:p>
      <text:p text:style-name="P7"><text:tab/><text:span text:style-name="T10">16’ = ()()()() = </text:span><text:span text:style-name="T22">2’^4’ = </text:span><text:span text:style-name="T10">0^(0^0)</text:span></text:p>
      <text:p text:style-name="P6"/>
      <text:p text:style-name="P8">We call this notation for “Algexenotation”.</text:p>
      <text:p text:style-name="P16"/>
      <text:p text:style-name="P17">In <text:span text:style-name="T21">Algexenotation</text:span>, multiplication is trivial, but addition is expensive.</text:p>
      <text:p text:style-name="P17">Hyperprimes are trivial, <text:span text:style-name="T16">since they are encoded as ordinary natural numbers</text:span>.</text:p>
      <text:p text:style-name="P18">The sum of two hyperprimes is a hyperprime <text:span text:style-name="T18">using normal addition</text:span>, for example:</text:p>
      <text:p text:style-name="P18"/>
      <text:p text:style-name="P18"><text:tab/>3 + 2 = 5<text:tab/><text:tab/><text:span text:style-name="T17">11’ </text:span><text:span text:style-name="T18">(3)</text:span><text:span text:style-name="T17"> hyperprimed with 5’ </text:span><text:span text:style-name="T18">(2) </text:span><text:span text:style-name="T23">becomes 127’ (5)</text:span></text:p>
      <text:p text:style-name="P17"/>
      <text:p text:style-name="P18">For multiplication and exponents, one can use standard algebraic rules:</text:p>
      <text:p text:style-name="P17"/>
      <text:p text:style-name="P17"><text:tab/>(a*b)^c = a^c*b^c</text:p>
      <text:p text:style-name="P17"><text:tab/><text:span text:style-name="T16">(a^b)^c = a^(b*c)</text:span></text:p>
      <text:p text:style-name="P17"/>
      <text:p text:style-name="P18">For example:</text:p>
      <text:p text:style-name="P17"/>
      <text:p text:style-name="P17"><text:tab/>100’ = (0*2)^0 = 0^0*2^0</text:p>
      <text:p text:style-name="P17"><text:tab/>1 000’ = (0*2)^1 = 0^1*2^1</text:p>
      <text:p text:style-name="P17"><text:tab/>1 000 000’ = (0*2)^(0*1) = 0^(0*1)*2^(0*1)</text:p>
      <text:p text:style-name="P17"><text:tab/><text:span text:style-name="T16">((2^10)^2)’ = (0^(0*2))^0 = 0^(0^0*2)</text:span></text:p>
      <text:p text:style-name="P9"/>
      <text:p text:style-name="P17">On the next page you will find a table of numbers from 0-99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40585684077232">
          <table:table-cell table:style-name="Table1.A1" office:value-type="string">
            <text:p text:style-name="P22">0’-9’</text:p>
          </table:table-cell>
          <table:table-cell table:style-name="Table1.A1" office:value-type="string">
            <text:p text:style-name="P26">0’</text:p>
          </table:table-cell>
          <table:table-cell table:style-name="Table1.A1" office:value-type="string">
            <text:p text:style-name="P26">1’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F1" office:value-type="string">
            <text:p text:style-name="P26">0^0</text:p>
          </table:table-cell>
        </table:table-row>
        <table:table-row table:style-name="TableLine140587273305952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6">0*1</text:p>
          </table:table-cell>
          <table:table-cell table:style-name="Table1.A2" office:value-type="string">
            <text:p text:style-name="P26">1+0^0</text:p>
          </table:table-cell>
          <table:table-cell table:style-name="Table1.A2" office:value-type="string">
            <text:p text:style-name="P26">0^1</text:p>
          </table:table-cell>
          <table:table-cell table:style-name="Table1.F2" office:value-type="string">
            <text:p text:style-name="P26">1^0</text:p>
          </table:table-cell>
        </table:table-row>
        <table:table-row table:style-name="TableLine140587273312048">
          <table:table-cell table:style-name="Table1.A2" office:value-type="string">
            <text:p text:style-name="P22">10’-19’</text:p>
          </table:table-cell>
          <table:table-cell table:style-name="Table1.A2" office:value-type="string">
            <text:p text:style-name="P26">0*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0^0*1</text:p>
          </table:table-cell>
          <table:table-cell table:style-name="Table1.A2" office:value-type="string">
            <text:p text:style-name="P26">1+0*1</text:p>
          </table:table-cell>
          <table:table-cell table:style-name="Table1.F2" office:value-type="string">
            <text:p text:style-name="P26">0*(1+0^0)</text:p>
          </table:table-cell>
        </table:table-row>
        <table:table-row table:style-name="TableLine140587273312768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6">1*5</text:p>
          </table:table-cell>
          <table:table-cell table:style-name="Table1.A2" office:value-type="string">
            <text:p text:style-name="P26">0^(0^0)</text:p>
          </table:table-cell>
          <table:table-cell table:style-name="Table1.A2" office:value-type="string">
            <text:p text:style-name="P26">2+0^0</text:p>
          </table:table-cell>
          <table:table-cell table:style-name="Table1.A2" office:value-type="string">
            <text:p text:style-name="P26">0*1^0</text:p>
          </table:table-cell>
          <table:table-cell table:style-name="Table1.F2" office:value-type="string">
            <text:p text:style-name="P26">1+0^1</text:p>
          </table:table-cell>
        </table:table-row>
        <table:table-row table:style-name="TableLine140587273313488">
          <table:table-cell table:style-name="Table1.A2" office:value-type="string">
            <text:p text:style-name="P22">20’-29</text:p>
          </table:table-cell>
          <table:table-cell table:style-name="Table1.A2" office:value-type="string">
            <text:p text:style-name="P12">0^<text:span text:style-name="T23">0</text:span>*2</text:p>
          </table:table-cell>
          <table:table-cell table:style-name="Table1.A2" office:value-type="string">
            <text:p text:style-name="P12">1*(1+0^0)</text:p>
          </table:table-cell>
          <table:table-cell table:style-name="Table1.A2" office:value-type="string">
            <text:p text:style-name="P11">0*3</text:p>
          </table:table-cell>
          <table:table-cell table:style-name="Table1.A2" office:value-type="string">
            <text:p text:style-name="P11">1+1^0</text:p>
          </table:table-cell>
          <table:table-cell table:style-name="Table1.F2" office:value-type="string">
            <text:p text:style-name="P11">0^1*1</text:p>
          </table:table-cell>
        </table:table-row>
        <table:table-row table:style-name="TableLine140587273314208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1">2^0</text:p>
          </table:table-cell>
          <table:table-cell table:style-name="Table1.A2" office:value-type="string">
            <text:p text:style-name="P11">0*(1+0*1)</text:p>
          </table:table-cell>
          <table:table-cell table:style-name="Table1.A2" office:value-type="string">
            <text:p text:style-name="P11">1^1</text:p>
          </table:table-cell>
          <table:table-cell table:style-name="Table1.A2" office:value-type="string">
            <text:p text:style-name="P11">0^0*(1+0^0)</text:p>
          </table:table-cell>
          <table:table-cell table:style-name="Table1.F2" office:value-type="string">
            <text:p text:style-name="P11">1+0*2</text:p>
          </table:table-cell>
        </table:table-row>
        <table:table-row table:style-name="TableLine140587273314928">
          <table:table-cell table:style-name="Table1.A2" office:value-type="string">
            <text:p text:style-name="P24">30’-39’</text:p>
          </table:table-cell>
          <table:table-cell table:style-name="Table1.A2" office:value-type="string">
            <text:p text:style-name="P11">0*1*2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0^2</text:p>
          </table:table-cell>
          <table:table-cell table:style-name="Table1.A2" office:value-type="string">
            <text:p text:style-name="P14">1*3</text:p>
          </table:table-cell>
          <table:table-cell table:style-name="Table1.F2" office:value-type="string">
            <text:p text:style-name="P11">0*(2+0^0)</text:p>
          </table:table-cell>
        </table:table-row>
        <table:table-row table:style-name="TableLine140587273315648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1">2*(1+0^0)</text:p>
          </table:table-cell>
          <table:table-cell table:style-name="Table1.A2" office:value-type="string">
            <text:p text:style-name="P11">0^0*1^0</text:p>
          </table:table-cell>
          <table:table-cell table:style-name="Table1.A2" office:value-type="string">
            <text:p text:style-name="P11">1+0^0*1</text:p>
          </table:table-cell>
          <table:table-cell table:style-name="Table1.A2" office:value-type="string">
            <text:p text:style-name="P11">0*(1+0^1)</text:p>
          </table:table-cell>
          <table:table-cell table:style-name="Table1.F2" office:value-type="string">
            <text:p text:style-name="P11">1*(1+0*1)</text:p>
          </table:table-cell>
        </table:table-row>
        <table:table-row table:style-name="TableLine140587273316704">
          <table:table-cell table:style-name="Table1.A2" office:value-type="string">
            <text:p text:style-name="P24">40’-49’</text:p>
          </table:table-cell>
          <table:table-cell table:style-name="Table1.A2" office:value-type="string">
            <text:p text:style-name="P11">0^1*2</text:p>
          </table:table-cell>
          <table:table-cell table:style-name="Table1.A2" office:value-type="string">
            <text:p text:style-name="P11">2+0*1</text:p>
          </table:table-cell>
          <table:table-cell table:style-name="Table1.A2" office:value-type="string">
            <text:p text:style-name="P11">0*1*(1+0^0)</text:p>
          </table:table-cell>
          <table:table-cell table:style-name="Table1.A2" office:value-type="string">
            <text:p text:style-name="P11">1+0*(1+0^0)</text:p>
          </table:table-cell>
          <table:table-cell table:style-name="Table1.F2" office:value-type="string">
            <text:p text:style-name="P11">0^0*3</text:p>
          </table:table-cell>
        </table:table-row>
        <table:table-row table:style-name="TableLine140587273317424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1">1^0*2</text:p>
          </table:table-cell>
          <table:table-cell table:style-name="Table1.A2" office:value-type="string">
            <text:p text:style-name="P11">0*(1+1^0)</text:p>
          </table:table-cell>
          <table:table-cell table:style-name="Table1.A2" office:value-type="string">
            <text:p text:style-name="P11">1+1*2</text:p>
          </table:table-cell>
          <table:table-cell table:style-name="Table1.A2" office:value-type="string">
            <text:p text:style-name="P11">0^(0^0)*1</text:p>
          </table:table-cell>
          <table:table-cell table:style-name="Table1.F2" office:value-type="string">
            <text:p text:style-name="P11">(1+0^0)^0</text:p>
          </table:table-cell>
        </table:table-row>
        <table:table-row table:style-name="TableLine140587273318144">
          <table:table-cell table:style-name="Table1.A2" office:value-type="string">
            <text:p text:style-name="P24">50’-59’</text:p>
          </table:table-cell>
          <table:table-cell table:style-name="Table1.A2" office:value-type="string">
            <text:p text:style-name="P11">0*2^0</text:p>
          </table:table-cell>
          <table:table-cell table:style-name="Table1.A2" office:value-type="string">
            <text:p text:style-name="P11">1*(2+0^0)</text:p>
          </table:table-cell>
          <table:table-cell table:style-name="Table1.A2" office:value-type="string">
            <text:p text:style-name="P11">0^0*(1+0*1)</text:p>
          </table:table-cell>
          <table:table-cell table:style-name="Table1.A2" office:value-type="string">
            <text:p text:style-name="P11">1+0^(0^0)</text:p>
          </table:table-cell>
          <table:table-cell table:style-name="Table1.F2" office:value-type="string">
            <text:p text:style-name="P11">0*1^1</text:p>
          </table:table-cell>
        </table:table-row>
        <table:table-row table:style-name="TableLine14058727331992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1">2*3</text:p>
          </table:table-cell>
          <table:table-cell table:style-name="Table1.A2" office:value-type="string">
            <text:p text:style-name="P11">0^1*(1+0^0)</text:p>
          </table:table-cell>
          <table:table-cell table:style-name="Table1.A2" office:value-type="string">
            <text:p text:style-name="P11">1*(1+0^1)</text:p>
          </table:table-cell>
          <table:table-cell table:style-name="Table1.A2" office:value-type="string">
            <text:p text:style-name="P11">0*(1+0*2)</text:p>
          </table:table-cell>
          <table:table-cell table:style-name="Table1.F2" office:value-type="string">
            <text:p text:style-name="P11">3+0^0</text:p>
          </table:table-cell>
        </table:table-row>
        <table:table-row table:style-name="TableLine140587273320640">
          <table:table-cell table:style-name="Table1.A2" office:value-type="string">
            <text:p text:style-name="P24">60’-69’</text:p>
          </table:table-cell>
          <table:table-cell table:style-name="Table1.A2" office:value-type="string">
            <text:p text:style-name="P11">0^0*1*2</text:p>
          </table:table-cell>
          <table:table-cell table:style-name="Table1.A2" office:value-type="string">
            <text:p text:style-name="P11">1+0*1^0</text:p>
          </table:table-cell>
          <table:table-cell table:style-name="Table1.A2" office:value-type="string">
            <text:p text:style-name="P11">0*4</text:p>
          </table:table-cell>
          <table:table-cell table:style-name="Table1.A2" office:value-type="string">
            <text:p text:style-name="P11">1^0*(1+0^0)</text:p>
          </table:table-cell>
          <table:table-cell table:style-name="Table1.F2" office:value-type="string">
            <text:p text:style-name="P11">0^(0*1)</text:p>
          </table:table-cell>
        </table:table-row>
        <table:table-row table:style-name="TableLine14058727332136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1">2*(1+0*1)</text:p>
          </table:table-cell>
          <table:table-cell table:style-name="Table1.A2" office:value-type="string">
            <text:p text:style-name="P11">0*1*3</text:p>
          </table:table-cell>
          <table:table-cell table:style-name="Table1.A2" office:value-type="string">
            <text:p text:style-name="P11">2+0^1</text:p>
          </table:table-cell>
          <table:table-cell table:style-name="Table1.A2" office:value-type="string">
            <text:p text:style-name="P11"><text:span text:style-name="T15">0^0*(</text:span>2+0^0<text:span text:style-name="T15">)</text:span></text:p>
          </table:table-cell>
          <table:table-cell table:style-name="Table1.F2" office:value-type="string">
            <text:p text:style-name="P11"><text:span text:style-name="T15">1*(</text:span>1+1^0<text:span text:style-name="T15">)</text:span></text:p>
          </table:table-cell>
        </table:table-row>
        <table:table-row table:style-name="TableLine140587273322080">
          <table:table-cell table:style-name="Table1.A2" office:value-type="string">
            <text:p text:style-name="P24">70’-79’</text:p>
          </table:table-cell>
          <table:table-cell table:style-name="Table1.A2" office:value-type="string">
            <text:p text:style-name="P13">0*2*(<text:span text:style-name="T12">1+0^0</text:span>)</text:p>
          </table:table-cell>
          <table:table-cell table:style-name="Table1.A2" office:value-type="string">
            <text:p text:style-name="P13">1+<text:span text:style-name="T13">0^2*2</text:span></text:p>
          </table:table-cell>
          <table:table-cell table:style-name="Table1.A2" office:value-type="string">
            <text:p text:style-name="P13">0^1*1^0</text:p>
          </table:table-cell>
          <table:table-cell table:style-name="Table1.A2" office:value-type="string">
            <text:p text:style-name="P13">1+<text:span text:style-name="T13">1*(1+0^0)</text:span></text:p>
          </table:table-cell>
          <table:table-cell table:style-name="Table1.F2" office:value-type="string">
            <text:p text:style-name="P13">0*(<text:span text:style-name="T13">1+0^0*1</text:span>)</text:p>
          </table:table-cell>
        </table:table-row>
        <table:table-row table:style-name="TableLine14058727332280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1*2^0</text:p>
          </table:table-cell>
          <table:table-cell table:style-name="Table1.A2" office:value-type="string">
            <text:p text:style-name="P13">0^0*(<text:span text:style-name="T13">1+0^1</text:span>)</text:p>
          </table:table-cell>
          <table:table-cell table:style-name="Table1.A2" office:value-type="string">
            <text:p text:style-name="P13">(<text:span text:style-name="T12">1+0^0</text:span>)*3</text:p>
          </table:table-cell>
          <table:table-cell table:style-name="Table1.A2" office:value-type="string">
            <text:p text:style-name="P13">0*1*(<text:span text:style-name="T13">1+0*1</text:span>)</text:p>
          </table:table-cell>
          <table:table-cell table:style-name="Table1.F2" office:value-type="string">
            <text:p text:style-name="P13">1+<text:span text:style-name="T13">0*3</text:span></text:p>
          </table:table-cell>
        </table:table-row>
        <table:table-row table:style-name="TableLine140587273323520">
          <table:table-cell table:style-name="Table1.A2" office:value-type="string">
            <text:p text:style-name="P24">80’-89’</text:p>
          </table:table-cell>
          <table:table-cell table:style-name="Table1.A2" office:value-type="string">
            <text:p text:style-name="P14">0^(0^0)*2</text:p>
          </table:table-cell>
          <table:table-cell table:style-name="Table1.A2" office:value-type="string">
            <text:p text:style-name="P14">1^(0^0)</text:p>
          </table:table-cell>
          <table:table-cell table:style-name="Table1.A2" office:value-type="string">
            <text:p text:style-name="P14">0*(<text:span text:style-name="T13">2+0*1</text:span>)</text:p>
          </table:table-cell>
          <table:table-cell table:style-name="Table1.A2" office:value-type="string">
            <text:p text:style-name="P14">2<text:span text:style-name="T13">+1^0</text:span></text:p>
          </table:table-cell>
          <table:table-cell table:style-name="Table1.F2" office:value-type="string">
            <text:p text:style-name="P14">0^0*1*(1+0^0)</text:p>
          </table:table-cell>
        </table:table-row>
        <table:table-row table:style-name="TableLine14058727332424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4">2*(2+0^0)</text:p>
          </table:table-cell>
          <table:table-cell table:style-name="Table1.A2" office:value-type="string">
            <text:p text:style-name="P14">0*(<text:span text:style-name="T13">1+0*(1+0^0)</text:span>)</text:p>
          </table:table-cell>
          <table:table-cell table:style-name="Table1.A2" office:value-type="string">
            <text:p text:style-name="P14">1*(1+0*2)</text:p>
          </table:table-cell>
          <table:table-cell table:style-name="Table1.A2" office:value-type="string">
            <text:p text:style-name="P14">0^1*3</text:p>
          </table:table-cell>
          <table:table-cell table:style-name="Table1.F2" office:value-type="string">
            <text:p text:style-name="P14">1+<text:span text:style-name="T13">0^1*1</text:span></text:p>
          </table:table-cell>
        </table:table-row>
        <table:table-row table:style-name="TableLine140587273324960">
          <table:table-cell table:style-name="Table1.A2" office:value-type="string">
            <text:p text:style-name="P24">90’-99’</text:p>
          </table:table-cell>
          <table:table-cell table:style-name="Table1.A2" office:value-type="string">
            <text:p text:style-name="P14">0*1^0*2</text:p>
          </table:table-cell>
          <table:table-cell table:style-name="Table1.A2" office:value-type="string">
            <text:p text:style-name="P14">(1+0^0)*(<text:span text:style-name="T15">1+0*1</text:span>)</text:p>
          </table:table-cell>
          <table:table-cell table:style-name="Table1.A2" office:value-type="string">
            <text:p text:style-name="P14">0^0*(<text:span text:style-name="T13">1+1^0</text:span>)</text:p>
          </table:table-cell>
          <table:table-cell table:style-name="Table1.A2" office:value-type="string">
            <text:p text:style-name="P15">1*4</text:p>
          </table:table-cell>
          <table:table-cell table:style-name="Table1.F2" office:value-type="string">
            <text:p text:style-name="P15">0*(<text:span text:style-name="T13">1+1*2</text:span>)</text:p>
          </table:table-cell>
        </table:table-row>
        <table:table-row table:style-name="TableLine14058727332568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5">2*(<text:span text:style-name="T15">1+0^1</text:span>)</text:p>
          </table:table-cell>
          <table:table-cell table:style-name="Table1.A2" office:value-type="string">
            <text:p text:style-name="P15">0^2*1</text:p>
          </table:table-cell>
          <table:table-cell table:style-name="Table1.A2" office:value-type="string">
            <text:p text:style-name="P15">1+<text:span text:style-name="T13">2^0</text:span></text:p>
          </table:table-cell>
          <table:table-cell table:style-name="Table1.A2" office:value-type="string">
            <text:p text:style-name="P15">0*(1+0^0)^0</text:p>
          </table:table-cell>
          <table:table-cell table:style-name="Table1.F2" office:value-type="string">
            <text:p text:style-name="P15">1^0*3</text:p>
          </table:table-cell>
        </table:table-row>
      </table:table>
      <text:p text:style-name="Standard"><text:s/></text:p>
      <text:p text:style-name="P20"/>
      <text:p text:style-name="P21">Proof that distributivity of addition and multiplication does not hold in Algexenotation:</text:p>
      <text:p text:style-name="P20"/>
      <text:p text:style-name="P20">Assume that:</text:p>
      <text:p text:style-name="P20"/>
      <text:p text:style-name="P20"><text:span text:style-name="T19">∵</text:span><text:tab/>a * (b + c) = a * b + a * c</text:p>
      <text:p text:style-name="P20"/>
      <text:p text:style-name="P20"><text:span text:style-name="T19">∵</text:span><text:tab/>0*(1+1*2)<text:tab/>= 94’</text:p>
      <text:p text:style-name="P20"><text:span text:style-name="T19">∴</text:span><text:tab/>(0*1+0*1*2)</text:p>
      <text:p text:style-name="P20"><text:span text:style-name="T19">∴</text:span><text:tab/>(1*0+1*0*2)</text:p>
      <text:p text:style-name="P20"><text:span text:style-name="T19">∴</text:span><text:tab/>1*(0+0*2)</text:p>
      <text:p text:style-name="P20"><text:span text:style-name="T19">∴</text:span><text:tab/>1*0*2</text:p>
      <text:p text:style-name="P20"><text:span text:style-name="T19">∴</text:span><text:tab/>0*1*2<text:tab/><text:tab/>= 30’</text:p>
      <text:p text:style-name="P20"/>
      <text:p text:style-name="P20">Since `30’ != 94’` this is a proof that distributivitiy does not hold, <text:span text:style-name="T20">using proof by </text:span>contradiction.</text:p>
      <text:p text:style-name="P20"/>
      <text:p text:style-name="P25">Otherwise, addition is associative and commutative.</text:p>
      <text:p text:style-name="P25">Multiplication is associative and commutative.</text:p>
      <text:p text:style-name="P25"/>
      <text:p text:style-name="P25">This means that Algexenotation is an example of an algebra of natural numbers which has addition and multiplication, but no distributivity of addition and multiplication.</text:p>
      <text:h text:style-name="P27" text:outline-level="3">References:</text:h>
      <text:p text:style-name="P18"/>
      <text:p text:style-name="P19"><text:reference-mark-start text:name="tic xenotation"/>[1]<text:reference-mark-end text:name="tic xenotation"/><text:tab/>“Tic Xenotation”</text:p>
      <text:p text:style-name="P19"><text:tab/>Miskatonic Virtual University</text:p>
      <text:p text:style-name="P19"><text:tab/><text:a xlink:type="simple" xlink:href="https://mvupress.net/tic-xenotation/" text:style-name="Internet_20_link" text:visited-style-name="Visited_20_Internet_20_Link"><text:span text:style-name="T14">https://mvupress.net/tic-xenotation/</text:span></text:a></text:p>
      <text:p text:style-name="P19"/>
      <text:p text:style-name="P19"><text:reference-mark-start text:name="cartesian product"/>[2]<text:reference-mark-end text:name="cartesian product"/><text:tab/>“Cartesian product”</text:p>
      <text:p text:style-name="P19"><text:tab/>Wikipedia</text:p>
      <text:p text:style-name="P19"><text:tab/><text:a xlink:type="simple" xlink:href="https://en.wikipedia.org/wiki/Cartesian_product" text:style-name="Internet_20_link" text:visited-style-name="Visited_20_Internet_20_Link"><text:span text:style-name="T14">https://en.wikipedia.org/wiki/Cartesian_product</text:span></text:a></text:p>
      <text:p text:style-name="P19"/>
      <text:p text:style-name="P19"><text:reference-mark-start text:name="multiset"/>[3]<text:reference-mark-end text:name="multiset"/><text:tab/>“Multiset”</text:p>
      <text:p text:style-name="P19"><text:tab/>Wikipedia</text:p>
      <text:p text:style-name="P19"><text:tab/><text:a xlink:type="simple" xlink:href="https://en.wikipedia.org/wiki/Multiset" text:style-name="Internet_20_link" text:visited-style-name="Visited_20_Internet_20_Link"><text:span text:style-name="T14">https://en.wikipedia.org/wiki/Multiset</text:span></text:a></text:p>
      <text:p text:style-name="P19"/>
      <text:p text:style-name="P19"><text:reference-mark-start text:name="fundamental theorem of arithmetic"/>[4]<text:reference-mark-end text:name="fundamental theorem of arithmetic"/><text:tab/>“Fundamental theorem of arithmetic”</text:p>
      <text:p text:style-name="P19"><text:tab/>Wikipedia</text:p>
      <text:p text:style-name="P19"><text:tab/><text:a xlink:type="simple" xlink:href="https://en.wikipedia.org/wiki/Fundamental_theorem_of_arithmetic" text:style-name="Internet_20_link" text:visited-style-name="Visited_20_Internet_20_Link"><text:span text:style-name="T14">https://en.wikipedia.org/wiki/Fundamental_theorem_of_arithmetic</text:span></text:a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5T12:36:42.741065250</meta:creation-date>
    <dc:date>2024-10-10T11:51:48.015022830</dc:date>
    <meta:editing-duration>PT12H33M7S</meta:editing-duration>
    <meta:editing-cycles>6</meta:editing-cycles>
    <meta:generator>LibreOffice/7.2.2.2$MacOSX_X86_64 LibreOffice_project/02b2acce88a210515b4a5bb2e46cbfb63fe97d56</meta:generator>
    <meta:document-statistic meta:table-count="1" meta:image-count="0" meta:object-count="0" meta:page-count="3" meta:paragraph-count="168" meta:word-count="543" meta:character-count="3448" meta:non-whitespace-character-count="3041"/>
  </office:meta>
</office:document-meta>
</file>